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Dummy</text:p>
          </table:table-cell>
          <table:table-cell office:value-type="string">
            <text:p>Joe</text:p>
          </table:table-cell>
          <table:table-cell office:value-type="string">
            <text:p>Brian</text:p>
          </table:table-cell>
          <table:table-cell office:value-type="string">
            <text:p>John</text:p>
          </table:table-cell>
          <table:table-cell office:value-type="string">
            <text:p>David</text:p>
          </table:table-cell>
          <table:table-cell office:value-type="string">
            <text:p>Jack</text:p>
          </table:table-cell>
        </table:table-row>
        <table:table-row table:style-name="ro2">
          <table:table-cell office:value-type="string">
            <text:p>Jan</text:p>
          </table:table-cell>
          <table:table-cell table:formula="oooc:=com.sun.star.sheet.addin.Analysis.getRandbetween(10;200)" office:value-type="float" office:value="30">
            <text:p>30</text:p>
          </table:table-cell>
          <table:table-cell table:formula="oooc:=com.sun.star.sheet.addin.Analysis.getRandbetween(-20;300)" office:value-type="float" office:value="64">
            <text:p>64</text:p>
          </table:table-cell>
          <table:table-cell table:formula="oooc:=com.sun.star.sheet.addin.Analysis.getRandbetween(0;150)" office:value-type="float" office:value="38">
            <text:p>38</text:p>
          </table:table-cell>
          <table:table-cell table:formula="oooc:=com.sun.star.sheet.addin.Analysis.getRandbetween(-250;30)" office:value-type="float" office:value="-82">
            <text:p>-82</text:p>
          </table:table-cell>
          <table:table-cell table:formula="oooc:=com.sun.star.sheet.addin.Analysis.getRandbetween(-200;222)" office:value-type="float" office:value="-177">
            <text:p>-177</text:p>
          </table:table-cell>
        </table:table-row>
        <table:table-row table:style-name="ro2">
          <table:table-cell office:value-type="string">
            <text:p>Feb</text:p>
          </table:table-cell>
          <table:table-cell table:formula="oooc:=com.sun.star.sheet.addin.Analysis.getRandbetween(10;200)" office:value-type="float" office:value="151">
            <text:p>151</text:p>
          </table:table-cell>
          <table:table-cell table:formula="oooc:=com.sun.star.sheet.addin.Analysis.getRandbetween(-20;300)" office:value-type="float" office:value="199">
            <text:p>199</text:p>
          </table:table-cell>
          <table:table-cell table:formula="oooc:=com.sun.star.sheet.addin.Analysis.getRandbetween(0;150)" office:value-type="float" office:value="63">
            <text:p>63</text:p>
          </table:table-cell>
          <table:table-cell table:formula="oooc:=com.sun.star.sheet.addin.Analysis.getRandbetween(-250;30)" office:value-type="float" office:value="1">
            <text:p>1</text:p>
          </table:table-cell>
          <table:table-cell table:formula="oooc:=com.sun.star.sheet.addin.Analysis.getRandbetween(-200;222)" office:value-type="float" office:value="142">
            <text:p>142</text:p>
          </table:table-cell>
        </table:table-row>
        <table:table-row table:style-name="ro1">
          <table:table-cell office:value-type="string">
            <text:p>Mar</text:p>
          </table:table-cell>
          <table:table-cell table:formula="oooc:=com.sun.star.sheet.addin.Analysis.getRandbetween(10;200)" office:value-type="float" office:value="85">
            <text:p>85</text:p>
          </table:table-cell>
          <table:table-cell table:formula="oooc:=com.sun.star.sheet.addin.Analysis.getRandbetween(-20;300)" office:value-type="float" office:value="213">
            <text:p>213</text:p>
          </table:table-cell>
          <table:table-cell table:formula="oooc:=com.sun.star.sheet.addin.Analysis.getRandbetween(0;150)" office:value-type="float" office:value="116">
            <text:p>116</text:p>
          </table:table-cell>
          <table:table-cell table:formula="oooc:=com.sun.star.sheet.addin.Analysis.getRandbetween(-250;30)" office:value-type="float" office:value="-154">
            <text:p>-154</text:p>
          </table:table-cell>
          <table:table-cell table:formula="oooc:=com.sun.star.sheet.addin.Analysis.getRandbetween(-200;222)" office:value-type="float" office:value="-16">
            <text:p>-16</text:p>
          </table:table-cell>
        </table:table-row>
        <table:table-row table:style-name="ro2">
          <table:table-cell office:value-type="string">
            <text:p>Apr</text:p>
          </table:table-cell>
          <table:table-cell table:formula="oooc:=com.sun.star.sheet.addin.Analysis.getRandbetween(10;200)" office:value-type="float" office:value="175">
            <text:p>175</text:p>
          </table:table-cell>
          <table:table-cell table:formula="oooc:=com.sun.star.sheet.addin.Analysis.getRandbetween(-20;300)" office:value-type="float" office:value="180">
            <text:p>180</text:p>
          </table:table-cell>
          <table:table-cell table:formula="oooc:=com.sun.star.sheet.addin.Analysis.getRandbetween(0;150)" office:value-type="float" office:value="74">
            <text:p>74</text:p>
          </table:table-cell>
          <table:table-cell table:formula="oooc:=com.sun.star.sheet.addin.Analysis.getRandbetween(-250;30)" office:value-type="float" office:value="-87">
            <text:p>-87</text:p>
          </table:table-cell>
          <table:table-cell table:formula="oooc:=com.sun.star.sheet.addin.Analysis.getRandbetween(-200;222)" office:value-type="float" office:value="-51">
            <text:p>-51</text:p>
          </table:table-cell>
        </table:table-row>
        <table:table-row table:style-name="ro1">
          <table:table-cell office:value-type="string">
            <text:p>May</text:p>
          </table:table-cell>
          <table:table-cell table:formula="oooc:=com.sun.star.sheet.addin.Analysis.getRandbetween(10;200)" office:value-type="float" office:value="165">
            <text:p>165</text:p>
          </table:table-cell>
          <table:table-cell table:formula="oooc:=com.sun.star.sheet.addin.Analysis.getRandbetween(-20;300)" office:value-type="float" office:value="83">
            <text:p>83</text:p>
          </table:table-cell>
          <table:table-cell table:formula="oooc:=com.sun.star.sheet.addin.Analysis.getRandbetween(0;150)" office:value-type="float" office:value="41">
            <text:p>41</text:p>
          </table:table-cell>
          <table:table-cell table:formula="oooc:=com.sun.star.sheet.addin.Analysis.getRandbetween(-250;30)" office:value-type="float" office:value="-130">
            <text:p>-130</text:p>
          </table:table-cell>
          <table:table-cell table:formula="oooc:=com.sun.star.sheet.addin.Analysis.getRandbetween(-200;222)" office:value-type="float" office:value="74">
            <text:p>74</text:p>
          </table:table-cell>
        </table:table-row>
        <table:table-row table:style-name="ro2">
          <table:table-cell office:value-type="string">
            <text:p>Jun</text:p>
          </table:table-cell>
          <table:table-cell table:formula="oooc:=com.sun.star.sheet.addin.Analysis.getRandbetween(10;200)" office:value-type="float" office:value="13">
            <text:p>13</text:p>
          </table:table-cell>
          <table:table-cell table:formula="oooc:=com.sun.star.sheet.addin.Analysis.getRandbetween(-20;300)" office:value-type="float" office:value="136">
            <text:p>136</text:p>
          </table:table-cell>
          <table:table-cell table:formula="oooc:=com.sun.star.sheet.addin.Analysis.getRandbetween(0;150)" office:value-type="float" office:value="39">
            <text:p>39</text:p>
          </table:table-cell>
          <table:table-cell table:formula="oooc:=com.sun.star.sheet.addin.Analysis.getRandbetween(-250;30)" office:value-type="float" office:value="-77">
            <text:p>-77</text:p>
          </table:table-cell>
          <table:table-cell table:formula="oooc:=com.sun.star.sheet.addin.Analysis.getRandbetween(-200;222)" office:value-type="float" office:value="26">
            <text:p>26</text:p>
          </table:table-cell>
        </table:table-row>
        <table:table-row table:style-name="ro2">
          <table:table-cell office:value-type="string">
            <text:p>Jul</text:p>
          </table:table-cell>
          <table:table-cell table:formula="oooc:=com.sun.star.sheet.addin.Analysis.getRandbetween(10;200)" office:value-type="float" office:value="157">
            <text:p>157</text:p>
          </table:table-cell>
          <table:table-cell table:formula="oooc:=com.sun.star.sheet.addin.Analysis.getRandbetween(-20;300)" office:value-type="float" office:value="35">
            <text:p>35</text:p>
          </table:table-cell>
          <table:table-cell table:formula="oooc:=com.sun.star.sheet.addin.Analysis.getRandbetween(0;150)" office:value-type="float" office:value="15">
            <text:p>15</text:p>
          </table:table-cell>
          <table:table-cell table:formula="oooc:=com.sun.star.sheet.addin.Analysis.getRandbetween(-250;30)" office:value-type="float" office:value="-49">
            <text:p>-49</text:p>
          </table:table-cell>
          <table:table-cell table:formula="oooc:=com.sun.star.sheet.addin.Analysis.getRandbetween(-200;222)" office:value-type="float" office:value="-37">
            <text:p>-37</text:p>
          </table:table-cell>
        </table:table-row>
        <table:table-row table:style-name="ro2">
          <table:table-cell office:value-type="string">
            <text:p>Aug</text:p>
          </table:table-cell>
          <table:table-cell table:formula="oooc:=com.sun.star.sheet.addin.Analysis.getRandbetween(10;200)" office:value-type="float" office:value="200">
            <text:p>200</text:p>
          </table:table-cell>
          <table:table-cell table:formula="oooc:=com.sun.star.sheet.addin.Analysis.getRandbetween(-20;300)" office:value-type="float" office:value="256">
            <text:p>256</text:p>
          </table:table-cell>
          <table:table-cell table:formula="oooc:=com.sun.star.sheet.addin.Analysis.getRandbetween(0;150)" office:value-type="float" office:value="140">
            <text:p>140</text:p>
          </table:table-cell>
          <table:table-cell table:formula="oooc:=com.sun.star.sheet.addin.Analysis.getRandbetween(-250;30)" office:value-type="float" office:value="-59">
            <text:p>-59</text:p>
          </table:table-cell>
          <table:table-cell table:formula="oooc:=com.sun.star.sheet.addin.Analysis.getRandbetween(-200;222)" office:value-type="float" office:value="-77">
            <text:p>-77</text:p>
          </table:table-cell>
        </table:table-row>
        <table:table-row table:style-name="ro2">
          <table:table-cell office:value-type="string">
            <text:p>Sep</text:p>
          </table:table-cell>
          <table:table-cell table:formula="oooc:=com.sun.star.sheet.addin.Analysis.getRandbetween(10;200)" office:value-type="float" office:value="159">
            <text:p>159</text:p>
          </table:table-cell>
          <table:table-cell table:formula="oooc:=com.sun.star.sheet.addin.Analysis.getRandbetween(-20;300)" office:value-type="float" office:value="241">
            <text:p>241</text:p>
          </table:table-cell>
          <table:table-cell table:formula="oooc:=com.sun.star.sheet.addin.Analysis.getRandbetween(0;150)" office:value-type="float" office:value="143">
            <text:p>143</text:p>
          </table:table-cell>
          <table:table-cell table:formula="oooc:=com.sun.star.sheet.addin.Analysis.getRandbetween(-250;30)" office:value-type="float" office:value="-80">
            <text:p>-80</text:p>
          </table:table-cell>
          <table:table-cell table:formula="oooc:=com.sun.star.sheet.addin.Analysis.getRandbetween(-200;222)" office:value-type="float" office:value="-166">
            <text:p>-166</text:p>
          </table:table-cell>
        </table:table-row>
        <table:table-row table:style-name="ro2">
          <table:table-cell office:value-type="string">
            <text:p>Oct</text:p>
          </table:table-cell>
          <table:table-cell table:formula="oooc:=com.sun.star.sheet.addin.Analysis.getRandbetween(10;200)" office:value-type="float" office:value="39">
            <text:p>39</text:p>
          </table:table-cell>
          <table:table-cell table:formula="oooc:=com.sun.star.sheet.addin.Analysis.getRandbetween(-20;300)" office:value-type="float" office:value="40">
            <text:p>40</text:p>
          </table:table-cell>
          <table:table-cell table:formula="oooc:=com.sun.star.sheet.addin.Analysis.getRandbetween(0;150)" office:value-type="float" office:value="116">
            <text:p>116</text:p>
          </table:table-cell>
          <table:table-cell table:formula="oooc:=com.sun.star.sheet.addin.Analysis.getRandbetween(-250;30)" office:value-type="float" office:value="-56">
            <text:p>-56</text:p>
          </table:table-cell>
          <table:table-cell table:formula="oooc:=com.sun.star.sheet.addin.Analysis.getRandbetween(-200;222)" office:value-type="float" office:value="161">
            <text:p>161</text:p>
          </table:table-cell>
        </table:table-row>
        <table:table-row table:style-name="ro2">
          <table:table-cell office:value-type="string">
            <text:p>Nov</text:p>
          </table:table-cell>
          <table:table-cell table:formula="oooc:=com.sun.star.sheet.addin.Analysis.getRandbetween(10;200)" office:value-type="float" office:value="115">
            <text:p>115</text:p>
          </table:table-cell>
          <table:table-cell table:formula="oooc:=com.sun.star.sheet.addin.Analysis.getRandbetween(-20;300)" office:value-type="float" office:value="223">
            <text:p>223</text:p>
          </table:table-cell>
          <table:table-cell table:formula="oooc:=com.sun.star.sheet.addin.Analysis.getRandbetween(0;150)" office:value-type="float" office:value="34">
            <text:p>34</text:p>
          </table:table-cell>
          <table:table-cell table:formula="oooc:=com.sun.star.sheet.addin.Analysis.getRandbetween(-250;30)" office:value-type="float" office:value="-48">
            <text:p>-48</text:p>
          </table:table-cell>
          <table:table-cell table:formula="oooc:=com.sun.star.sheet.addin.Analysis.getRandbetween(-200;222)" office:value-type="float" office:value="-72">
            <text:p>-72</text:p>
          </table:table-cell>
        </table:table-row>
        <table:table-row table:style-name="ro2">
          <table:table-cell office:value-type="string">
            <text:p>Dec</text:p>
          </table:table-cell>
          <table:table-cell table:formula="oooc:=com.sun.star.sheet.addin.Analysis.getRandbetween(10;200)" office:value-type="float" office:value="176">
            <text:p>176</text:p>
          </table:table-cell>
          <table:table-cell table:formula="oooc:=com.sun.star.sheet.addin.Analysis.getRandbetween(-20;300)" office:value-type="float" office:value="87">
            <text:p>87</text:p>
          </table:table-cell>
          <table:table-cell table:formula="oooc:=com.sun.star.sheet.addin.Analysis.getRandbetween(0;150)" office:value-type="float" office:value="64">
            <text:p>64</text:p>
          </table:table-cell>
          <table:table-cell table:formula="oooc:=com.sun.star.sheet.addin.Analysis.getRandbetween(-250;30)" office:value-type="float" office:value="0">
            <text:p>0</text:p>
          </table:table-cell>
          <table:table-cell table:formula="oooc:=com.sun.star.sheet.addin.Analysis.getRandbetween(-200;222)" office:value-type="float" office:value="107">
            <text:p>10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Total</text:p>
          </table:table-cell>
          <table:table-cell table:formula="oooc:=SUM([.B2:.B13])" office:value-type="float" office:value="1465">
            <text:p>1465</text:p>
          </table:table-cell>
          <table:table-cell table:formula="oooc:=SUM([.C2:.C13])" office:value-type="float" office:value="1757">
            <text:p>1757</text:p>
          </table:table-cell>
          <table:table-cell table:formula="oooc:=SUM([.D2:.D13])" office:value-type="float" office:value="883">
            <text:p>883</text:p>
          </table:table-cell>
          <table:table-cell table:formula="oooc:=SUM([.E2:.E13])" office:value-type="float" office:value="-821">
            <text:p>-821</text:p>
          </table:table-cell>
          <table:table-cell table:formula="oooc:=SUM([.F2:.F13])" office:value-type="float" office:value="-86">
            <text:p>-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14">03/14/2006</text:date>, <text:time>16:5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52$Build-9000$CWS-chart2mst3</meta:generator>
    <meta:creation-date>2006-03-13T18:31:26</meta:creation-date>
    <dc:date>2006-03-14T16:55:50</dc:date>
    <dc:language>en-US</dc:language>
    <meta:editing-cycles>2</meta:editing-cycles>
    <meta:editing-duration>PT22H24M29S</meta:editing-duration>
    <meta:user-defined meta:name="Info 1"/>
    <meta:user-defined meta:name="Info 2"/>
    <meta:user-defined meta:name="Info 3"/>
    <meta:user-defined meta:name="Info 4"/>
    <meta:document-statistic meta:table-count="3" meta:cell-count="84"/>
  </office:meta>
</office:document-meta>
</file>